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1.175cm" svg:height="11.913cm" svg:x="5.012cm" svg:y="72.497cm">
            <draw:object draw:notify-on-update-of-ranges="Feuille1.A1:Feuille1.A1 Feuille1.A2:Feuille1.A181 Feuille1.B1:Feuille1.B1 Feuille1.B2:Feuille1.B1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limite</text:p>
          </table:table-cell>
          <table:table-cell table:style-name="ce1" office:value-type="string" calcext:value-type="string">
            <text:p>Temps [s]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309004306793213" calcext:value-type="float">
            <text:p>0.309004306793213</text:p>
          </table:table-cell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0.338730812072754" calcext:value-type="float">
            <text:p>0.338730812072754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0.334595441818237" calcext:value-type="float">
            <text:p>0.334595441818237</text:p>
          </table:table-cell>
        </table:table-row>
        <table:table-row table:style-name="ro1">
          <table:table-cell office:value-type="float" office:value="1150000" calcext:value-type="float">
            <text:p>1150000</text:p>
          </table:table-cell>
          <table:table-cell office:value-type="float" office:value="0.350643873214722" calcext:value-type="float">
            <text:p>0.35064387321472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0.383651971817017" calcext:value-type="float">
            <text:p>0.383651971817017</text:p>
          </table:table-cell>
        </table:table-row>
        <table:table-row table:style-name="ro1">
          <table:table-cell office:value-type="float" office:value="1250000" calcext:value-type="float">
            <text:p>1250000</text:p>
          </table:table-cell>
          <table:table-cell office:value-type="float" office:value="0.391462326049805" calcext:value-type="float">
            <text:p>0.391462326049805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0.407256126403809" calcext:value-type="float">
            <text:p>0.407256126403809</text:p>
          </table:table-cell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0.422714471817017" calcext:value-type="float">
            <text:p>0.422714471817017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0.445404052734375" calcext:value-type="float">
            <text:p>0.445404052734375</text:p>
          </table:table-cell>
        </table:table-row>
        <table:table-row table:style-name="ro1">
          <table:table-cell office:value-type="float" office:value="1450000" calcext:value-type="float">
            <text:p>1450000</text:p>
          </table:table-cell>
          <table:table-cell office:value-type="float" office:value="0.444610357284546" calcext:value-type="float">
            <text:p>0.444610357284546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0.468909740447998" calcext:value-type="float">
            <text:p>0.468909740447998</text:p>
          </table:table-cell>
        </table:table-row>
        <table:table-row table:style-name="ro1">
          <table:table-cell office:value-type="float" office:value="1550000" calcext:value-type="float">
            <text:p>1550000</text:p>
          </table:table-cell>
          <table:table-cell office:value-type="float" office:value="0.50907826423645" calcext:value-type="float">
            <text:p>0.50907826423645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0.548432111740112" calcext:value-type="float">
            <text:p>0.548432111740112</text:p>
          </table:table-cell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0.533925533294678" calcext:value-type="float">
            <text:p>0.533925533294678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0.533672094345093" calcext:value-type="float">
            <text:p>0.533672094345093</text:p>
          </table:table-cell>
        </table:table-row>
        <table:table-row table:style-name="ro1">
          <table:table-cell office:value-type="float" office:value="1750000" calcext:value-type="float">
            <text:p>1750000</text:p>
          </table:table-cell>
          <table:table-cell office:value-type="float" office:value="0.559209108352661" calcext:value-type="float">
            <text:p>0.559209108352661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0.569193840026856" calcext:value-type="float">
            <text:p>0.569193840026856</text:p>
          </table:table-cell>
        </table:table-row>
        <table:table-row table:style-name="ro1">
          <table:table-cell office:value-type="float" office:value="1850000" calcext:value-type="float">
            <text:p>1850000</text:p>
          </table:table-cell>
          <table:table-cell office:value-type="float" office:value="0.630457162857056" calcext:value-type="float">
            <text:p>0.630457162857056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0.681310415267944" calcext:value-type="float">
            <text:p>0.681310415267944</text:p>
          </table:table-cell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0.635723352432251" calcext:value-type="float">
            <text:p>0.635723352432251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0.644558191299439" calcext:value-type="float">
            <text:p>0.644558191299439</text:p>
          </table:table-cell>
        </table:table-row>
        <table:table-row table:style-name="ro1">
          <table:table-cell office:value-type="float" office:value="2050000" calcext:value-type="float">
            <text:p>2050000</text:p>
          </table:table-cell>
          <table:table-cell office:value-type="float" office:value="0.661443948745728" calcext:value-type="float">
            <text:p>0.661443948745728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0.749276876449585" calcext:value-type="float">
            <text:p>0.749276876449585</text:p>
          </table:table-cell>
        </table:table-row>
        <table:table-row table:style-name="ro1">
          <table:table-cell office:value-type="float" office:value="2150000" calcext:value-type="float">
            <text:p>2150000</text:p>
          </table:table-cell>
          <table:table-cell office:value-type="float" office:value="0.695636034011841" calcext:value-type="float">
            <text:p>0.695636034011841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0.709592580795288" calcext:value-type="float">
            <text:p>0.709592580795288</text:p>
          </table:table-cell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0.730451583862305" calcext:value-type="float">
            <text:p>0.730451583862305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0.743125915527344" calcext:value-type="float">
            <text:p>0.743125915527344</text:p>
          </table:table-cell>
        </table:table-row>
        <table:table-row table:style-name="ro1">
          <table:table-cell office:value-type="float" office:value="2350000" calcext:value-type="float">
            <text:p>2350000</text:p>
          </table:table-cell>
          <table:table-cell office:value-type="float" office:value="0.773744344711304" calcext:value-type="float">
            <text:p>0.773744344711304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0.797520637512207" calcext:value-type="float">
            <text:p>0.797520637512207</text:p>
          </table:table-cell>
        </table:table-row>
        <table:table-row table:style-name="ro1">
          <table:table-cell office:value-type="float" office:value="2450000" calcext:value-type="float">
            <text:p>2450000</text:p>
          </table:table-cell>
          <table:table-cell office:value-type="float" office:value="0.794789552688599" calcext:value-type="float">
            <text:p>0.794789552688599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0.816408634185791" calcext:value-type="float">
            <text:p>0.816408634185791</text:p>
          </table:table-cell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0.85033392906189" calcext:value-type="float">
            <text:p>0.85033392906189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0.816951751708984" calcext:value-type="float">
            <text:p>0.816951751708984</text:p>
          </table:table-cell>
        </table:table-row>
        <table:table-row table:style-name="ro1">
          <table:table-cell office:value-type="float" office:value="2650000" calcext:value-type="float">
            <text:p>2650000</text:p>
          </table:table-cell>
          <table:table-cell office:value-type="float" office:value="0.849730968475342" calcext:value-type="float">
            <text:p>0.849730968475342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0.861871480941773" calcext:value-type="float">
            <text:p>0.861871480941773</text:p>
          </table:table-cell>
        </table:table-row>
        <table:table-row table:style-name="ro1">
          <table:table-cell office:value-type="float" office:value="2750000" calcext:value-type="float">
            <text:p>2750000</text:p>
          </table:table-cell>
          <table:table-cell office:value-type="float" office:value="0.890935897827148" calcext:value-type="float">
            <text:p>0.890935897827148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0.890654802322388" calcext:value-type="float">
            <text:p>0.890654802322388</text:p>
          </table:table-cell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0.936116218566895" calcext:value-type="float">
            <text:p>0.936116218566895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0.971509695053101" calcext:value-type="float">
            <text:p>0.971509695053101</text:p>
          </table:table-cell>
        </table:table-row>
        <table:table-row table:style-name="ro1">
          <table:table-cell office:value-type="float" office:value="2950000" calcext:value-type="float">
            <text:p>2950000</text:p>
          </table:table-cell>
          <table:table-cell office:value-type="float" office:value="0.958927392959595" calcext:value-type="float">
            <text:p>0.95892739295959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0.977892875671387" calcext:value-type="float">
            <text:p>0.977892875671387</text:p>
          </table:table-cell>
        </table:table-row>
        <table:table-row table:style-name="ro1">
          <table:table-cell office:value-type="float" office:value="3050000" calcext:value-type="float">
            <text:p>3050000</text:p>
          </table:table-cell>
          <table:table-cell office:value-type="float" office:value="0.977314472198486" calcext:value-type="float">
            <text:p>0.977314472198486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0.989709377288818" calcext:value-type="float">
            <text:p>0.989709377288818</text:p>
          </table:table-cell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.04668712615967" calcext:value-type="float">
            <text:p>1.04668712615967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1.03472471237183" calcext:value-type="float">
            <text:p>1.03472471237183</text:p>
          </table:table-cell>
        </table:table-row>
        <table:table-row table:style-name="ro1">
          <table:table-cell office:value-type="float" office:value="3250000" calcext:value-type="float">
            <text:p>3250000</text:p>
          </table:table-cell>
          <table:table-cell office:value-type="float" office:value="1.07565093040466" calcext:value-type="float">
            <text:p>1.07565093040466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.06546258926392" calcext:value-type="float">
            <text:p>1.06546258926392</text:p>
          </table:table-cell>
        </table:table-row>
        <table:table-row table:style-name="ro1">
          <table:table-cell office:value-type="float" office:value="3350000" calcext:value-type="float">
            <text:p>3350000</text:p>
          </table:table-cell>
          <table:table-cell office:value-type="float" office:value="1.11822295188904" calcext:value-type="float">
            <text:p>1.11822295188904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1.12723684310913" calcext:value-type="float">
            <text:p>1.12723684310913</text:p>
          </table:table-cell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.15560913085938" calcext:value-type="float">
            <text:p>1.1556091308593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1.15077066421509" calcext:value-type="float">
            <text:p>1.15077066421509</text:p>
          </table:table-cell>
        </table:table-row>
        <table:table-row table:style-name="ro1">
          <table:table-cell office:value-type="float" office:value="3550000" calcext:value-type="float">
            <text:p>3550000</text:p>
          </table:table-cell>
          <table:table-cell office:value-type="float" office:value="1.18877673149109" calcext:value-type="float">
            <text:p>1.18877673149109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.21043801307678" calcext:value-type="float">
            <text:p>1.21043801307678</text:p>
          </table:table-cell>
        </table:table-row>
        <table:table-row table:style-name="ro1">
          <table:table-cell office:value-type="float" office:value="3650000" calcext:value-type="float">
            <text:p>3650000</text:p>
          </table:table-cell>
          <table:table-cell office:value-type="float" office:value="1.21451306343079" calcext:value-type="float">
            <text:p>1.21451306343079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.23973441123962" calcext:value-type="float">
            <text:p>1.23973441123962</text:p>
          </table:table-cell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29909658432007" calcext:value-type="float">
            <text:p>1.29909658432007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1.34706687927246" calcext:value-type="float">
            <text:p>1.34706687927246</text:p>
          </table:table-cell>
        </table:table-row>
        <table:table-row table:style-name="ro1">
          <table:table-cell office:value-type="float" office:value="3850000" calcext:value-type="float">
            <text:p>3850000</text:p>
          </table:table-cell>
          <table:table-cell office:value-type="float" office:value="1.30757689476013" calcext:value-type="float">
            <text:p>1.30757689476013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.43262457847595" calcext:value-type="float">
            <text:p>1.43262457847595</text:p>
          </table:table-cell>
        </table:table-row>
        <table:table-row table:style-name="ro1">
          <table:table-cell office:value-type="float" office:value="3950000" calcext:value-type="float">
            <text:p>3950000</text:p>
          </table:table-cell>
          <table:table-cell office:value-type="float" office:value="1.45359086990356" calcext:value-type="float">
            <text:p>1.4535908699035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.50394725799561" calcext:value-type="float">
            <text:p>1.50394725799561</text:p>
          </table:table-cell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.42956233024597" calcext:value-type="float">
            <text:p>1.42956233024597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1.45158433914185" calcext:value-type="float">
            <text:p>1.45158433914185</text:p>
          </table:table-cell>
        </table:table-row>
        <table:table-row table:style-name="ro1">
          <table:table-cell office:value-type="float" office:value="4150000" calcext:value-type="float">
            <text:p>4150000</text:p>
          </table:table-cell>
          <table:table-cell office:value-type="float" office:value="1.43839383125305" calcext:value-type="float">
            <text:p>1.4383938312530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.4734091758728" calcext:value-type="float">
            <text:p>1.4734091758728</text:p>
          </table:table-cell>
        </table:table-row>
        <table:table-row table:style-name="ro1">
          <table:table-cell office:value-type="float" office:value="4250000" calcext:value-type="float">
            <text:p>4250000</text:p>
          </table:table-cell>
          <table:table-cell office:value-type="float" office:value="1.53251004219055" calcext:value-type="float">
            <text:p>1.53251004219055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1.53075742721558" calcext:value-type="float">
            <text:p>1.53075742721558</text:p>
          </table:table-cell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.50354480743408" calcext:value-type="float">
            <text:p>1.50354480743408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1.65283846855164" calcext:value-type="float">
            <text:p>1.65283846855164</text:p>
          </table:table-cell>
        </table:table-row>
        <table:table-row table:style-name="ro1">
          <table:table-cell office:value-type="float" office:value="4450000" calcext:value-type="float">
            <text:p>4450000</text:p>
          </table:table-cell>
          <table:table-cell office:value-type="float" office:value="1.82460260391235" calcext:value-type="float">
            <text:p>1.8246026039123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65163350105286" calcext:value-type="float">
            <text:p>1.65163350105286</text:p>
          </table:table-cell>
        </table:table-row>
        <table:table-row table:style-name="ro1">
          <table:table-cell office:value-type="float" office:value="4550000" calcext:value-type="float">
            <text:p>4550000</text:p>
          </table:table-cell>
          <table:table-cell office:value-type="float" office:value="2.07177042961121" calcext:value-type="float">
            <text:p>2.07177042961121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2.16709804534912" calcext:value-type="float">
            <text:p>2.16709804534912</text:p>
          </table:table-cell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.56196188926697" calcext:value-type="float">
            <text:p>1.56196188926697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1.541659116745" calcext:value-type="float">
            <text:p>1.541659116745</text:p>
          </table:table-cell>
        </table:table-row>
        <table:table-row table:style-name="ro1">
          <table:table-cell office:value-type="float" office:value="4750000" calcext:value-type="float">
            <text:p>4750000</text:p>
          </table:table-cell>
          <table:table-cell office:value-type="float" office:value="1.56956601142883" calcext:value-type="float">
            <text:p>1.56956601142883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.58176064491272" calcext:value-type="float">
            <text:p>1.58176064491272</text:p>
          </table:table-cell>
        </table:table-row>
        <table:table-row table:style-name="ro1">
          <table:table-cell office:value-type="float" office:value="4850000" calcext:value-type="float">
            <text:p>4850000</text:p>
          </table:table-cell>
          <table:table-cell office:value-type="float" office:value="1.58310174942017" calcext:value-type="float">
            <text:p>1.58310174942017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.6201012134552" calcext:value-type="float">
            <text:p>1.6201012134552</text:p>
          </table:table-cell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1.62190937995911" calcext:value-type="float">
            <text:p>1.62190937995911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1.61967062950134" calcext:value-type="float">
            <text:p>1.61967062950134</text:p>
          </table:table-cell>
        </table:table-row>
        <table:table-row table:style-name="ro1">
          <table:table-cell office:value-type="float" office:value="5050000" calcext:value-type="float">
            <text:p>5050000</text:p>
          </table:table-cell>
          <table:table-cell office:value-type="float" office:value="1.67626428604126" calcext:value-type="float">
            <text:p>1.67626428604126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.67852163314819" calcext:value-type="float">
            <text:p>1.67852163314819</text:p>
          </table:table-cell>
        </table:table-row>
        <table:table-row table:style-name="ro1">
          <table:table-cell office:value-type="float" office:value="5150000" calcext:value-type="float">
            <text:p>5150000</text:p>
          </table:table-cell>
          <table:table-cell office:value-type="float" office:value="1.74498915672302" calcext:value-type="float">
            <text:p>1.74498915672302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.73188710212708" calcext:value-type="float">
            <text:p>1.73188710212708</text:p>
          </table:table-cell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75736021995544" calcext:value-type="float">
            <text:p>1.75736021995544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.74541091918945" calcext:value-type="float">
            <text:p>1.74541091918945</text:p>
          </table:table-cell>
        </table:table-row>
        <table:table-row table:style-name="ro1">
          <table:table-cell office:value-type="float" office:value="5350000" calcext:value-type="float">
            <text:p>5350000</text:p>
          </table:table-cell>
          <table:table-cell office:value-type="float" office:value="1.75447559356689" calcext:value-type="float">
            <text:p>1.75447559356689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.71658134460449" calcext:value-type="float">
            <text:p>1.71658134460449</text:p>
          </table:table-cell>
        </table:table-row>
        <table:table-row table:style-name="ro1">
          <table:table-cell office:value-type="float" office:value="5450000" calcext:value-type="float">
            <text:p>5450000</text:p>
          </table:table-cell>
          <table:table-cell office:value-type="float" office:value="1.75229263305664" calcext:value-type="float">
            <text:p>1.75229263305664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1.75183272361755" calcext:value-type="float">
            <text:p>1.75183272361755</text:p>
          </table:table-cell>
        </table:table-row>
        <table:table-row table:style-name="ro1">
          <table:table-cell office:value-type="float" office:value="5550000" calcext:value-type="float">
            <text:p>5550000</text:p>
          </table:table-cell>
          <table:table-cell office:value-type="float" office:value="1.83571195602417" calcext:value-type="float">
            <text:p>1.83571195602417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1.79244780540466" calcext:value-type="float">
            <text:p>1.79244780540466</text:p>
          </table:table-cell>
        </table:table-row>
        <table:table-row table:style-name="ro1">
          <table:table-cell office:value-type="float" office:value="5650000" calcext:value-type="float">
            <text:p>5650000</text:p>
          </table:table-cell>
          <table:table-cell office:value-type="float" office:value="1.81559777259827" calcext:value-type="float">
            <text:p>1.81559777259827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.82856297492981" calcext:value-type="float">
            <text:p>1.82856297492981</text:p>
          </table:table-cell>
        </table:table-row>
        <table:table-row table:style-name="ro1">
          <table:table-cell office:value-type="float" office:value="5750000" calcext:value-type="float">
            <text:p>5750000</text:p>
          </table:table-cell>
          <table:table-cell office:value-type="float" office:value="1.88485980033875" calcext:value-type="float">
            <text:p>1.88485980033875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.87229156494141" calcext:value-type="float">
            <text:p>1.87229156494141</text:p>
          </table:table-cell>
        </table:table-row>
        <table:table-row table:style-name="ro1">
          <table:table-cell office:value-type="float" office:value="5850000" calcext:value-type="float">
            <text:p>5850000</text:p>
          </table:table-cell>
          <table:table-cell office:value-type="float" office:value="1.90917181968689" calcext:value-type="float">
            <text:p>1.90917181968689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.882075548172" calcext:value-type="float">
            <text:p>1.882075548172</text:p>
          </table:table-cell>
        </table:table-row>
        <table:table-row table:style-name="ro1">
          <table:table-cell office:value-type="float" office:value="5950000" calcext:value-type="float">
            <text:p>5950000</text:p>
          </table:table-cell>
          <table:table-cell office:value-type="float" office:value="1.91407251358032" calcext:value-type="float">
            <text:p>1.91407251358032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98618865013123" calcext:value-type="float">
            <text:p>1.98618865013123</text:p>
          </table:table-cell>
        </table:table-row>
        <table:table-row table:style-name="ro1">
          <table:table-cell office:value-type="float" office:value="6050000" calcext:value-type="float">
            <text:p>6050000</text:p>
          </table:table-cell>
          <table:table-cell office:value-type="float" office:value="1.96937704086304" calcext:value-type="float">
            <text:p>1.96937704086304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2.00686049461365" calcext:value-type="float">
            <text:p>2.00686049461365</text:p>
          </table:table-cell>
        </table:table-row>
        <table:table-row table:style-name="ro1">
          <table:table-cell office:value-type="float" office:value="6150000" calcext:value-type="float">
            <text:p>6150000</text:p>
          </table:table-cell>
          <table:table-cell office:value-type="float" office:value="1.99818897247314" calcext:value-type="float">
            <text:p>1.99818897247314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.9996657371521" calcext:value-type="float">
            <text:p>1.9996657371521</text:p>
          </table:table-cell>
        </table:table-row>
        <table:table-row table:style-name="ro1">
          <table:table-cell office:value-type="float" office:value="6250000" calcext:value-type="float">
            <text:p>6250000</text:p>
          </table:table-cell>
          <table:table-cell office:value-type="float" office:value="2.03011918067932" calcext:value-type="float">
            <text:p>2.03011918067932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2.04066443443298" calcext:value-type="float">
            <text:p>2.04066443443298</text:p>
          </table:table-cell>
        </table:table-row>
        <table:table-row table:style-name="ro1">
          <table:table-cell office:value-type="float" office:value="6350000" calcext:value-type="float">
            <text:p>6350000</text:p>
          </table:table-cell>
          <table:table-cell office:value-type="float" office:value="2.10071420669556" calcext:value-type="float">
            <text:p>2.10071420669556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2.0864109992981" calcext:value-type="float">
            <text:p>2.0864109992981</text:p>
          </table:table-cell>
        </table:table-row>
        <table:table-row table:style-name="ro1">
          <table:table-cell office:value-type="float" office:value="6450000" calcext:value-type="float">
            <text:p>6450000</text:p>
          </table:table-cell>
          <table:table-cell office:value-type="float" office:value="2.11787748336792" calcext:value-type="float">
            <text:p>2.11787748336792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2.13456201553345" calcext:value-type="float">
            <text:p>2.13456201553345</text:p>
          </table:table-cell>
        </table:table-row>
        <table:table-row table:style-name="ro1">
          <table:table-cell office:value-type="float" office:value="6550000" calcext:value-type="float">
            <text:p>6550000</text:p>
          </table:table-cell>
          <table:table-cell office:value-type="float" office:value="2.11779260635376" calcext:value-type="float">
            <text:p>2.11779260635376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2.14903378486633" calcext:value-type="float">
            <text:p>2.14903378486633</text:p>
          </table:table-cell>
        </table:table-row>
        <table:table-row table:style-name="ro1">
          <table:table-cell office:value-type="float" office:value="6650000" calcext:value-type="float">
            <text:p>6650000</text:p>
          </table:table-cell>
          <table:table-cell office:value-type="float" office:value="2.18920183181763" calcext:value-type="float">
            <text:p>2.18920183181763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2.17664098739624" calcext:value-type="float">
            <text:p>2.17664098739624</text:p>
          </table:table-cell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2.30350303649902" calcext:value-type="float">
            <text:p>2.30350303649902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2.22108316421509" calcext:value-type="float">
            <text:p>2.22108316421509</text:p>
          </table:table-cell>
        </table:table-row>
        <table:table-row table:style-name="ro1">
          <table:table-cell office:value-type="float" office:value="6850000" calcext:value-type="float">
            <text:p>6850000</text:p>
          </table:table-cell>
          <table:table-cell office:value-type="float" office:value="2.27316117286682" calcext:value-type="float">
            <text:p>2.27316117286682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2.24050998687744" calcext:value-type="float">
            <text:p>2.24050998687744</text:p>
          </table:table-cell>
        </table:table-row>
        <table:table-row table:style-name="ro1">
          <table:table-cell office:value-type="float" office:value="6950000" calcext:value-type="float">
            <text:p>6950000</text:p>
          </table:table-cell>
          <table:table-cell office:value-type="float" office:value="2.28593039512634" calcext:value-type="float">
            <text:p>2.28593039512634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2.28547406196594" calcext:value-type="float">
            <text:p>2.28547406196594</text:p>
          </table:table-cell>
        </table:table-row>
        <table:table-row table:style-name="ro1">
          <table:table-cell office:value-type="float" office:value="7050000" calcext:value-type="float">
            <text:p>7050000</text:p>
          </table:table-cell>
          <table:table-cell office:value-type="float" office:value="2.39133477210999" calcext:value-type="float">
            <text:p>2.39133477210999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2.31135940551758" calcext:value-type="float">
            <text:p>2.31135940551758</text:p>
          </table:table-cell>
        </table:table-row>
        <table:table-row table:style-name="ro1">
          <table:table-cell office:value-type="float" office:value="7150000" calcext:value-type="float">
            <text:p>7150000</text:p>
          </table:table-cell>
          <table:table-cell office:value-type="float" office:value="2.35603070259094" calcext:value-type="float">
            <text:p>2.35603070259094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2.33634328842163" calcext:value-type="float">
            <text:p>2.33634328842163</text:p>
          </table:table-cell>
        </table:table-row>
        <table:table-row table:style-name="ro1">
          <table:table-cell office:value-type="float" office:value="7250000" calcext:value-type="float">
            <text:p>7250000</text:p>
          </table:table-cell>
          <table:table-cell office:value-type="float" office:value="2.38808035850525" calcext:value-type="float">
            <text:p>2.3880803585052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2.35627961158752" calcext:value-type="float">
            <text:p>2.35627961158752</text:p>
          </table:table-cell>
        </table:table-row>
        <table:table-row table:style-name="ro1">
          <table:table-cell office:value-type="float" office:value="7350000" calcext:value-type="float">
            <text:p>7350000</text:p>
          </table:table-cell>
          <table:table-cell office:value-type="float" office:value="2.42786431312561" calcext:value-type="float">
            <text:p>2.42786431312561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2.45239758491516" calcext:value-type="float">
            <text:p>2.45239758491516</text:p>
          </table:table-cell>
        </table:table-row>
        <table:table-row table:style-name="ro1">
          <table:table-cell office:value-type="float" office:value="7450000" calcext:value-type="float">
            <text:p>7450000</text:p>
          </table:table-cell>
          <table:table-cell office:value-type="float" office:value="2.45932292938232" calcext:value-type="float">
            <text:p>2.45932292938232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2.46483087539673" calcext:value-type="float">
            <text:p>2.46483087539673</text:p>
          </table:table-cell>
        </table:table-row>
        <table:table-row table:style-name="ro1">
          <table:table-cell office:value-type="float" office:value="7550000" calcext:value-type="float">
            <text:p>7550000</text:p>
          </table:table-cell>
          <table:table-cell office:value-type="float" office:value="2.48610329627991" calcext:value-type="float">
            <text:p>2.48610329627991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2.47970533370972" calcext:value-type="float">
            <text:p>2.47970533370972</text:p>
          </table:table-cell>
        </table:table-row>
        <table:table-row table:style-name="ro1">
          <table:table-cell office:value-type="float" office:value="7650000" calcext:value-type="float">
            <text:p>7650000</text:p>
          </table:table-cell>
          <table:table-cell office:value-type="float" office:value="2.55281734466553" calcext:value-type="float">
            <text:p>2.55281734466553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2.5737419128418" calcext:value-type="float">
            <text:p>2.5737419128418</text:p>
          </table:table-cell>
        </table:table-row>
        <table:table-row table:style-name="ro1">
          <table:table-cell office:value-type="float" office:value="7750000" calcext:value-type="float">
            <text:p>7750000</text:p>
          </table:table-cell>
          <table:table-cell office:value-type="float" office:value="2.56865310668945" calcext:value-type="float">
            <text:p>2.56865310668945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2.60721468925476" calcext:value-type="float">
            <text:p>2.60721468925476</text:p>
          </table:table-cell>
        </table:table-row>
        <table:table-row table:style-name="ro1">
          <table:table-cell office:value-type="float" office:value="7850000" calcext:value-type="float">
            <text:p>7850000</text:p>
          </table:table-cell>
          <table:table-cell office:value-type="float" office:value="2.61565780639648" calcext:value-type="float">
            <text:p>2.61565780639648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2.57527422904968" calcext:value-type="float">
            <text:p>2.57527422904968</text:p>
          </table:table-cell>
        </table:table-row>
        <table:table-row table:style-name="ro1">
          <table:table-cell office:value-type="float" office:value="7950000" calcext:value-type="float">
            <text:p>7950000</text:p>
          </table:table-cell>
          <table:table-cell office:value-type="float" office:value="2.62926340103149" calcext:value-type="float">
            <text:p>2.62926340103149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2.64126634597778" calcext:value-type="float">
            <text:p>2.64126634597778</text:p>
          </table:table-cell>
        </table:table-row>
        <table:table-row table:style-name="ro1">
          <table:table-cell office:value-type="float" office:value="8050000" calcext:value-type="float">
            <text:p>8050000</text:p>
          </table:table-cell>
          <table:table-cell office:value-type="float" office:value="2.66788125038147" calcext:value-type="float">
            <text:p>2.66788125038147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2.67463421821594" calcext:value-type="float">
            <text:p>2.67463421821594</text:p>
          </table:table-cell>
        </table:table-row>
        <table:table-row table:style-name="ro1">
          <table:table-cell office:value-type="float" office:value="8150000" calcext:value-type="float">
            <text:p>8150000</text:p>
          </table:table-cell>
          <table:table-cell office:value-type="float" office:value="2.70362043380737" calcext:value-type="float">
            <text:p>2.70362043380737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2.69867444038391" calcext:value-type="float">
            <text:p>2.69867444038391</text:p>
          </table:table-cell>
        </table:table-row>
        <table:table-row table:style-name="ro1">
          <table:table-cell office:value-type="float" office:value="8250000" calcext:value-type="float">
            <text:p>8250000</text:p>
          </table:table-cell>
          <table:table-cell office:value-type="float" office:value="2.76085495948792" calcext:value-type="float">
            <text:p>2.76085495948792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2.72329783439636" calcext:value-type="float">
            <text:p>2.72329783439636</text:p>
          </table:table-cell>
        </table:table-row>
        <table:table-row table:style-name="ro1">
          <table:table-cell office:value-type="float" office:value="8350000" calcext:value-type="float">
            <text:p>8350000</text:p>
          </table:table-cell>
          <table:table-cell office:value-type="float" office:value="2.80196142196655" calcext:value-type="float">
            <text:p>2.80196142196655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2.7922694683075" calcext:value-type="float">
            <text:p>2.7922694683075</text:p>
          </table:table-cell>
        </table:table-row>
        <table:table-row table:style-name="ro1">
          <table:table-cell office:value-type="float" office:value="8450000" calcext:value-type="float">
            <text:p>8450000</text:p>
          </table:table-cell>
          <table:table-cell office:value-type="float" office:value="2.79202461242676" calcext:value-type="float">
            <text:p>2.79202461242676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2.81170415878296" calcext:value-type="float">
            <text:p>2.81170415878296</text:p>
          </table:table-cell>
        </table:table-row>
        <table:table-row table:style-name="ro1">
          <table:table-cell office:value-type="float" office:value="8550000" calcext:value-type="float">
            <text:p>8550000</text:p>
          </table:table-cell>
          <table:table-cell office:value-type="float" office:value="2.91241455078125" calcext:value-type="float">
            <text:p>2.91241455078125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2.88933444023132" calcext:value-type="float">
            <text:p>2.88933444023132</text:p>
          </table:table-cell>
        </table:table-row>
        <table:table-row table:style-name="ro1">
          <table:table-cell office:value-type="float" office:value="8650000" calcext:value-type="float">
            <text:p>8650000</text:p>
          </table:table-cell>
          <table:table-cell office:value-type="float" office:value="2.91891050338745" calcext:value-type="float">
            <text:p>2.91891050338745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2.8795964717865" calcext:value-type="float">
            <text:p>2.8795964717865</text:p>
          </table:table-cell>
        </table:table-row>
        <table:table-row table:style-name="ro1">
          <table:table-cell office:value-type="float" office:value="8750000" calcext:value-type="float">
            <text:p>8750000</text:p>
          </table:table-cell>
          <table:table-cell office:value-type="float" office:value="2.93354415893555" calcext:value-type="float">
            <text:p>2.93354415893555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2.89296436309814" calcext:value-type="float">
            <text:p>2.89296436309814</text:p>
          </table:table-cell>
        </table:table-row>
        <table:table-row table:style-name="ro1">
          <table:table-cell office:value-type="float" office:value="8850000" calcext:value-type="float">
            <text:p>8850000</text:p>
          </table:table-cell>
          <table:table-cell office:value-type="float" office:value="2.98519062995911" calcext:value-type="float">
            <text:p>2.98519062995911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2.93206787109375" calcext:value-type="float">
            <text:p>2.93206787109375</text:p>
          </table:table-cell>
        </table:table-row>
        <table:table-row table:style-name="ro1">
          <table:table-cell office:value-type="float" office:value="8950000" calcext:value-type="float">
            <text:p>8950000</text:p>
          </table:table-cell>
          <table:table-cell office:value-type="float" office:value="3.01374959945679" calcext:value-type="float">
            <text:p>3.01374959945679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3.04836463928223" calcext:value-type="float">
            <text:p>3.04836463928223</text:p>
          </table:table-cell>
        </table:table-row>
        <table:table-row table:style-name="ro1">
          <table:table-cell office:value-type="float" office:value="9050000" calcext:value-type="float">
            <text:p>9050000</text:p>
          </table:table-cell>
          <table:table-cell office:value-type="float" office:value="3.03272747993469" calcext:value-type="float">
            <text:p>3.03272747993469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3.06643295288086" calcext:value-type="float">
            <text:p>3.06643295288086</text:p>
          </table:table-cell>
        </table:table-row>
        <table:table-row table:style-name="ro1">
          <table:table-cell office:value-type="float" office:value="9150000" calcext:value-type="float">
            <text:p>9150000</text:p>
          </table:table-cell>
          <table:table-cell office:value-type="float" office:value="3.11312937736511" calcext:value-type="float">
            <text:p>3.11312937736511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3.05384635925293" calcext:value-type="float">
            <text:p>3.05384635925293</text:p>
          </table:table-cell>
        </table:table-row>
        <table:table-row table:style-name="ro1">
          <table:table-cell office:value-type="float" office:value="9250000" calcext:value-type="float">
            <text:p>9250000</text:p>
          </table:table-cell>
          <table:table-cell office:value-type="float" office:value="3.10998392105103" calcext:value-type="float">
            <text:p>3.10998392105103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3.08122634887695" calcext:value-type="float">
            <text:p>3.08122634887695</text:p>
          </table:table-cell>
        </table:table-row>
        <table:table-row table:style-name="ro1">
          <table:table-cell office:value-type="float" office:value="9350000" calcext:value-type="float">
            <text:p>9350000</text:p>
          </table:table-cell>
          <table:table-cell office:value-type="float" office:value="3.12424087524414" calcext:value-type="float">
            <text:p>3.12424087524414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3.12954092025757" calcext:value-type="float">
            <text:p>3.12954092025757</text:p>
          </table:table-cell>
        </table:table-row>
        <table:table-row table:style-name="ro1">
          <table:table-cell office:value-type="float" office:value="9450000" calcext:value-type="float">
            <text:p>9450000</text:p>
          </table:table-cell>
          <table:table-cell office:value-type="float" office:value="3.15626335144043" calcext:value-type="float">
            <text:p>3.15626335144043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3.20186972618103" calcext:value-type="float">
            <text:p>3.20186972618103</text:p>
          </table:table-cell>
        </table:table-row>
        <table:table-row table:style-name="ro1">
          <table:table-cell office:value-type="float" office:value="9550000" calcext:value-type="float">
            <text:p>9550000</text:p>
          </table:table-cell>
          <table:table-cell office:value-type="float" office:value="3.22757172584534" calcext:value-type="float">
            <text:p>3.22757172584534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3.20204138755798" calcext:value-type="float">
            <text:p>3.20204138755798</text:p>
          </table:table-cell>
        </table:table-row>
        <table:table-row table:style-name="ro1">
          <table:table-cell office:value-type="float" office:value="9650000" calcext:value-type="float">
            <text:p>9650000</text:p>
          </table:table-cell>
          <table:table-cell office:value-type="float" office:value="3.25492811203003" calcext:value-type="float">
            <text:p>3.25492811203003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3.20014643669128" calcext:value-type="float">
            <text:p>3.20014643669128</text:p>
          </table:table-cell>
        </table:table-row>
        <table:table-row table:style-name="ro1">
          <table:table-cell office:value-type="float" office:value="9750000" calcext:value-type="float">
            <text:p>9750000</text:p>
          </table:table-cell>
          <table:table-cell office:value-type="float" office:value="3.25446009635925" calcext:value-type="float">
            <text:p>3.25446009635925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3.25894093513489" calcext:value-type="float">
            <text:p>3.25894093513489</text:p>
          </table:table-cell>
        </table:table-row>
        <table:table-row table:style-name="ro1">
          <table:table-cell office:value-type="float" office:value="9850000" calcext:value-type="float">
            <text:p>9850000</text:p>
          </table:table-cell>
          <table:table-cell office:value-type="float" office:value="3.2931272983551" calcext:value-type="float">
            <text:p>3.293127298355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3.24700403213501" calcext:value-type="float">
            <text:p>3.24700403213501</text:p>
          </table:table-cell>
        </table:table-row>
        <table:table-row table:style-name="ro1">
          <table:table-cell office:value-type="float" office:value="9950000" calcext:value-type="float">
            <text:p>9950000</text:p>
          </table:table-cell>
          <table:table-cell office:value-type="float" office:value="3.25560617446899" calcext:value-type="float">
            <text:p>3.25560617446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3-09-29T13:47:58.210901766</meta:creation-date>
    <dc:date>2023-09-29T13:57:42.310975502</dc:date>
    <dc:creator>Vincent Keller</dc:creator>
    <meta:editing-duration>PT9M44S</meta:editing-duration>
    <meta:editing-cycles>1</meta:editing-cycles>
    <meta:document-statistic meta:table-count="1" meta:cell-count="362" meta:object-count="1"/>
    <meta:generator>LibreOffice/7.4.5.1$Linux_X86_64 LibreOffice_project/9c0871452b3918c1019dde9bfac75448afc4b57f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2cm" svg:stroke-color="#004586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76cm" svg:height="11.914cm" xlink:href=".." xlink:type="simple" chart:class="chart:scatter" chart:style-name="ch1">
        <chart:title svg:x="8.507cm" svg:y="0.374cm" chart:style-name="ch2">
          <text:p>Crible d'Eratosthène</text:p>
        </chart:title>
        <chart:legend chart:legend-position="end" svg:x="16.763cm" svg:y="5.409cm" style:legend-expansion="high" chart:style-name="ch3"/>
        <chart:plot-area chart:style-name="ch4" table:cell-range-address="Feuille1.A1:Feuille1.B181" chart:data-source-has-labels="row" svg:x="2.041cm" svg:y="1.725cm" svg:width="13.47cm" svg:height="7.186cm">
          <chart:coordinate-region svg:x="2.768cm" svg:y="1.925cm" svg:width="12cm" svg:height="6.339cm"/>
          <chart:axis chart:dimension="x" chart:name="primary-x" chart:style-name="ch5">
            <chart:title svg:x="8.375cm" svg:y="9.149cm" chart:style-name="ch6">
              <text:p>taille</text:p>
            </chart:title>
          </chart:axis>
          <chart:axis chart:dimension="y" chart:name="primary-y" chart:style-name="ch7">
            <chart:title svg:x="1.058cm" svg:y="6.01cm" chart:style-name="ch8">
              <text:p>temps [s]</text:p>
            </chart:title>
            <chart:grid chart:style-name="ch9" chart:class="major"/>
          </chart:axis>
          <chart:series chart:style-name="ch10" chart:values-cell-range-address="Feuille1.B2:Feuille1.B181" chart:label-cell-address="Feuille1.B1:Feuille1.B1" chart:class="chart:scatter">
            <chart:domain table:cell-range-address="Feuille1.A2:Feuille1.A181"/>
            <chart:regression-curve chart:style-name="ch11">
              <chart:equation chart:display-equation="true" chart:display-r-square="false" svg:x="10.119cm" svg:y="9.805cm"/>
            </chart:regression-curve>
            <chart:data-point chart:repeated="73"/>
            <chart:data-point chart:style-name="ch12"/>
            <chart:data-point chart:repeated="103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[s]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">
                <text:p>1000000</text:p>
                <draw:g>
                  <svg:desc>Feuille1.A2:Feuille1.A181</svg:desc>
                </draw:g>
              </table:table-cell>
              <table:table-cell office:value-type="float" office:value="0.309004306793213">
                <text:p>0.309004306793213</text:p>
                <draw:g>
                  <svg:desc>Feuille1.B2:Feuille1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000">
                <text:p>1050000</text:p>
              </table:table-cell>
              <table:table-cell office:value-type="float" office:value="0.338730812072754">
                <text:p>0.338730812072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00">
                <text:p>1100000</text:p>
              </table:table-cell>
              <table:table-cell office:value-type="float" office:value="0.334595441818237">
                <text:p>0.334595441818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50000">
                <text:p>1150000</text:p>
              </table:table-cell>
              <table:table-cell office:value-type="float" office:value="0.350643873214722">
                <text:p>0.35064387321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000">
                <text:p>1200000</text:p>
              </table:table-cell>
              <table:table-cell office:value-type="float" office:value="0.383651971817017">
                <text:p>0.383651971817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00">
                <text:p>1250000</text:p>
              </table:table-cell>
              <table:table-cell office:value-type="float" office:value="0.391462326049805">
                <text:p>0.391462326049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00000">
                <text:p>1300000</text:p>
              </table:table-cell>
              <table:table-cell office:value-type="float" office:value="0.407256126403809">
                <text:p>0.407256126403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000">
                <text:p>1350000</text:p>
              </table:table-cell>
              <table:table-cell office:value-type="float" office:value="0.422714471817017">
                <text:p>0.422714471817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00000">
                <text:p>1400000</text:p>
              </table:table-cell>
              <table:table-cell office:value-type="float" office:value="0.445404052734375">
                <text:p>0.44540405273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0000">
                <text:p>1450000</text:p>
              </table:table-cell>
              <table:table-cell office:value-type="float" office:value="0.444610357284546">
                <text:p>0.4446103572845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00000">
                <text:p>1500000</text:p>
              </table:table-cell>
              <table:table-cell office:value-type="float" office:value="0.468909740447998">
                <text:p>0.468909740447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0000">
                <text:p>1550000</text:p>
              </table:table-cell>
              <table:table-cell office:value-type="float" office:value="0.50907826423645">
                <text:p>0.50907826423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0000">
                <text:p>1600000</text:p>
              </table:table-cell>
              <table:table-cell office:value-type="float" office:value="0.548432111740112">
                <text:p>0.5484321117401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50000">
                <text:p>1650000</text:p>
              </table:table-cell>
              <table:table-cell office:value-type="float" office:value="0.533925533294678">
                <text:p>0.5339255332946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0000">
                <text:p>1700000</text:p>
              </table:table-cell>
              <table:table-cell office:value-type="float" office:value="0.533672094345093">
                <text:p>0.533672094345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50000">
                <text:p>1750000</text:p>
              </table:table-cell>
              <table:table-cell office:value-type="float" office:value="0.559209108352661">
                <text:p>0.559209108352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00">
                <text:p>1800000</text:p>
              </table:table-cell>
              <table:table-cell office:value-type="float" office:value="0.569193840026856">
                <text:p>0.5691938400268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50000">
                <text:p>1850000</text:p>
              </table:table-cell>
              <table:table-cell office:value-type="float" office:value="0.630457162857056">
                <text:p>0.630457162857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0000">
                <text:p>1900000</text:p>
              </table:table-cell>
              <table:table-cell office:value-type="float" office:value="0.681310415267944">
                <text:p>0.6813104152679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0000">
                <text:p>1950000</text:p>
              </table:table-cell>
              <table:table-cell office:value-type="float" office:value="0.635723352432251">
                <text:p>0.6357233524322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0.644558191299439">
                <text:p>0.6445581912994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0000">
                <text:p>2050000</text:p>
              </table:table-cell>
              <table:table-cell office:value-type="float" office:value="0.661443948745728">
                <text:p>0.661443948745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00000">
                <text:p>2100000</text:p>
              </table:table-cell>
              <table:table-cell office:value-type="float" office:value="0.749276876449585">
                <text:p>0.749276876449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50000">
                <text:p>2150000</text:p>
              </table:table-cell>
              <table:table-cell office:value-type="float" office:value="0.695636034011841">
                <text:p>0.6956360340118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00000">
                <text:p>2200000</text:p>
              </table:table-cell>
              <table:table-cell office:value-type="float" office:value="0.709592580795288">
                <text:p>0.709592580795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0000">
                <text:p>2250000</text:p>
              </table:table-cell>
              <table:table-cell office:value-type="float" office:value="0.730451583862305">
                <text:p>0.7304515838623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00000">
                <text:p>2300000</text:p>
              </table:table-cell>
              <table:table-cell office:value-type="float" office:value="0.743125915527344">
                <text:p>0.7431259155273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50000">
                <text:p>2350000</text:p>
              </table:table-cell>
              <table:table-cell office:value-type="float" office:value="0.773744344711304">
                <text:p>0.773744344711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0000">
                <text:p>2400000</text:p>
              </table:table-cell>
              <table:table-cell office:value-type="float" office:value="0.797520637512207">
                <text:p>0.797520637512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50000">
                <text:p>2450000</text:p>
              </table:table-cell>
              <table:table-cell office:value-type="float" office:value="0.794789552688599">
                <text:p>0.794789552688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00000">
                <text:p>2500000</text:p>
              </table:table-cell>
              <table:table-cell office:value-type="float" office:value="0.816408634185791">
                <text:p>0.816408634185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50000">
                <text:p>2550000</text:p>
              </table:table-cell>
              <table:table-cell office:value-type="float" office:value="0.85033392906189">
                <text:p>0.85033392906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0000">
                <text:p>2600000</text:p>
              </table:table-cell>
              <table:table-cell office:value-type="float" office:value="0.816951751708984">
                <text:p>0.8169517517089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50000">
                <text:p>2650000</text:p>
              </table:table-cell>
              <table:table-cell office:value-type="float" office:value="0.849730968475342">
                <text:p>0.8497309684753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00000">
                <text:p>2700000</text:p>
              </table:table-cell>
              <table:table-cell office:value-type="float" office:value="0.861871480941773">
                <text:p>0.861871480941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50000">
                <text:p>2750000</text:p>
              </table:table-cell>
              <table:table-cell office:value-type="float" office:value="0.890935897827148">
                <text:p>0.8909358978271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0000">
                <text:p>2800000</text:p>
              </table:table-cell>
              <table:table-cell office:value-type="float" office:value="0.890654802322388">
                <text:p>0.890654802322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50000">
                <text:p>2850000</text:p>
              </table:table-cell>
              <table:table-cell office:value-type="float" office:value="0.936116218566895">
                <text:p>0.9361162185668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00000">
                <text:p>2900000</text:p>
              </table:table-cell>
              <table:table-cell office:value-type="float" office:value="0.971509695053101">
                <text:p>0.9715096950531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0000">
                <text:p>2950000</text:p>
              </table:table-cell>
              <table:table-cell office:value-type="float" office:value="0.958927392959595">
                <text:p>0.9589273929595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000">
                <text:p>3000000</text:p>
              </table:table-cell>
              <table:table-cell office:value-type="float" office:value="0.977892875671387">
                <text:p>0.977892875671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50000">
                <text:p>3050000</text:p>
              </table:table-cell>
              <table:table-cell office:value-type="float" office:value="0.977314472198486">
                <text:p>0.9773144721984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00000">
                <text:p>3100000</text:p>
              </table:table-cell>
              <table:table-cell office:value-type="float" office:value="0.989709377288818">
                <text:p>0.9897093772888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50000">
                <text:p>3150000</text:p>
              </table:table-cell>
              <table:table-cell office:value-type="float" office:value="1.04668712615967">
                <text:p>1.04668712615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0000">
                <text:p>3200000</text:p>
              </table:table-cell>
              <table:table-cell office:value-type="float" office:value="1.03472471237183">
                <text:p>1.03472471237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0000">
                <text:p>3250000</text:p>
              </table:table-cell>
              <table:table-cell office:value-type="float" office:value="1.07565093040466">
                <text:p>1.075650930404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00000">
                <text:p>3300000</text:p>
              </table:table-cell>
              <table:table-cell office:value-type="float" office:value="1.06546258926392">
                <text:p>1.065462589263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50000">
                <text:p>3350000</text:p>
              </table:table-cell>
              <table:table-cell office:value-type="float" office:value="1.11822295188904">
                <text:p>1.1182229518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00000">
                <text:p>3400000</text:p>
              </table:table-cell>
              <table:table-cell office:value-type="float" office:value="1.12723684310913">
                <text:p>1.12723684310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50000">
                <text:p>3450000</text:p>
              </table:table-cell>
              <table:table-cell office:value-type="float" office:value="1.15560913085938">
                <text:p>1.155609130859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00000">
                <text:p>3500000</text:p>
              </table:table-cell>
              <table:table-cell office:value-type="float" office:value="1.15077066421509">
                <text:p>1.150770664215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50000">
                <text:p>3550000</text:p>
              </table:table-cell>
              <table:table-cell office:value-type="float" office:value="1.18877673149109">
                <text:p>1.18877673149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00000">
                <text:p>3600000</text:p>
              </table:table-cell>
              <table:table-cell office:value-type="float" office:value="1.21043801307678">
                <text:p>1.2104380130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650000">
                <text:p>3650000</text:p>
              </table:table-cell>
              <table:table-cell office:value-type="float" office:value="1.21451306343079">
                <text:p>1.214513063430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700000">
                <text:p>3700000</text:p>
              </table:table-cell>
              <table:table-cell office:value-type="float" office:value="1.23973441123962">
                <text:p>1.239734411239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50000">
                <text:p>3750000</text:p>
              </table:table-cell>
              <table:table-cell office:value-type="float" office:value="1.29909658432007">
                <text:p>1.299096584320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00000">
                <text:p>3800000</text:p>
              </table:table-cell>
              <table:table-cell office:value-type="float" office:value="1.34706687927246">
                <text:p>1.34706687927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50000">
                <text:p>3850000</text:p>
              </table:table-cell>
              <table:table-cell office:value-type="float" office:value="1.30757689476013">
                <text:p>1.30757689476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0000">
                <text:p>3900000</text:p>
              </table:table-cell>
              <table:table-cell office:value-type="float" office:value="1.43262457847595">
                <text:p>1.432624578475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50000">
                <text:p>3950000</text:p>
              </table:table-cell>
              <table:table-cell office:value-type="float" office:value="1.45359086990356">
                <text:p>1.453590869903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00000">
                <text:p>4000000</text:p>
              </table:table-cell>
              <table:table-cell office:value-type="float" office:value="1.50394725799561">
                <text:p>1.503947257995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50000">
                <text:p>4050000</text:p>
              </table:table-cell>
              <table:table-cell office:value-type="float" office:value="1.42956233024597">
                <text:p>1.429562330245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100000">
                <text:p>4100000</text:p>
              </table:table-cell>
              <table:table-cell office:value-type="float" office:value="1.45158433914185">
                <text:p>1.45158433914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50000">
                <text:p>4150000</text:p>
              </table:table-cell>
              <table:table-cell office:value-type="float" office:value="1.43839383125305">
                <text:p>1.438393831253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200000">
                <text:p>4200000</text:p>
              </table:table-cell>
              <table:table-cell office:value-type="float" office:value="1.4734091758728">
                <text:p>1.47340917587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50000">
                <text:p>4250000</text:p>
              </table:table-cell>
              <table:table-cell office:value-type="float" office:value="1.53251004219055">
                <text:p>1.532510042190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00000">
                <text:p>4300000</text:p>
              </table:table-cell>
              <table:table-cell office:value-type="float" office:value="1.53075742721558">
                <text:p>1.530757427215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50000">
                <text:p>4350000</text:p>
              </table:table-cell>
              <table:table-cell office:value-type="float" office:value="1.50354480743408">
                <text:p>1.503544807434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00000">
                <text:p>4400000</text:p>
              </table:table-cell>
              <table:table-cell office:value-type="float" office:value="1.65283846855164">
                <text:p>1.65283846855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50000">
                <text:p>4450000</text:p>
              </table:table-cell>
              <table:table-cell office:value-type="float" office:value="1.82460260391235">
                <text:p>1.824602603912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00000">
                <text:p>4500000</text:p>
              </table:table-cell>
              <table:table-cell office:value-type="float" office:value="1.65163350105286">
                <text:p>1.65163350105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0000">
                <text:p>4550000</text:p>
              </table:table-cell>
              <table:table-cell office:value-type="float" office:value="2.07177042961121">
                <text:p>2.07177042961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00000">
                <text:p>4600000</text:p>
              </table:table-cell>
              <table:table-cell office:value-type="float" office:value="2.16709804534912">
                <text:p>2.16709804534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650000">
                <text:p>4650000</text:p>
              </table:table-cell>
              <table:table-cell office:value-type="float" office:value="1.56196188926697">
                <text:p>1.561961889266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00000">
                <text:p>4700000</text:p>
              </table:table-cell>
              <table:table-cell office:value-type="float" office:value="1.541659116745">
                <text:p>1.5416591167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0000">
                <text:p>4750000</text:p>
              </table:table-cell>
              <table:table-cell office:value-type="float" office:value="1.56956601142883">
                <text:p>1.56956601142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800000">
                <text:p>4800000</text:p>
              </table:table-cell>
              <table:table-cell office:value-type="float" office:value="1.58176064491272">
                <text:p>1.581760644912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850000">
                <text:p>4850000</text:p>
              </table:table-cell>
              <table:table-cell office:value-type="float" office:value="1.58310174942017">
                <text:p>1.58310174942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900000">
                <text:p>4900000</text:p>
              </table:table-cell>
              <table:table-cell office:value-type="float" office:value="1.6201012134552">
                <text:p>1.62010121345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950000">
                <text:p>4950000</text:p>
              </table:table-cell>
              <table:table-cell office:value-type="float" office:value="1.62190937995911">
                <text:p>1.621909379959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0000">
                <text:p>5000000</text:p>
              </table:table-cell>
              <table:table-cell office:value-type="float" office:value="1.61967062950134">
                <text:p>1.619670629501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50000">
                <text:p>5050000</text:p>
              </table:table-cell>
              <table:table-cell office:value-type="float" office:value="1.67626428604126">
                <text:p>1.67626428604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00000">
                <text:p>5100000</text:p>
              </table:table-cell>
              <table:table-cell office:value-type="float" office:value="1.67852163314819">
                <text:p>1.678521633148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150000">
                <text:p>5150000</text:p>
              </table:table-cell>
              <table:table-cell office:value-type="float" office:value="1.74498915672302">
                <text:p>1.744989156723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200000">
                <text:p>5200000</text:p>
              </table:table-cell>
              <table:table-cell office:value-type="float" office:value="1.73188710212708">
                <text:p>1.731887102127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250000">
                <text:p>5250000</text:p>
              </table:table-cell>
              <table:table-cell office:value-type="float" office:value="1.75736021995544">
                <text:p>1.75736021995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300000">
                <text:p>5300000</text:p>
              </table:table-cell>
              <table:table-cell office:value-type="float" office:value="1.74541091918945">
                <text:p>1.745410919189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50000">
                <text:p>5350000</text:p>
              </table:table-cell>
              <table:table-cell office:value-type="float" office:value="1.75447559356689">
                <text:p>1.754475593566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400000">
                <text:p>5400000</text:p>
              </table:table-cell>
              <table:table-cell office:value-type="float" office:value="1.71658134460449">
                <text:p>1.716581344604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450000">
                <text:p>5450000</text:p>
              </table:table-cell>
              <table:table-cell office:value-type="float" office:value="1.75229263305664">
                <text:p>1.752292633056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500000">
                <text:p>5500000</text:p>
              </table:table-cell>
              <table:table-cell office:value-type="float" office:value="1.75183272361755">
                <text:p>1.751832723617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50000">
                <text:p>5550000</text:p>
              </table:table-cell>
              <table:table-cell office:value-type="float" office:value="1.83571195602417">
                <text:p>1.835711956024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00000">
                <text:p>5600000</text:p>
              </table:table-cell>
              <table:table-cell office:value-type="float" office:value="1.79244780540466">
                <text:p>1.792447805404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650000">
                <text:p>5650000</text:p>
              </table:table-cell>
              <table:table-cell office:value-type="float" office:value="1.81559777259827">
                <text:p>1.815597772598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700000">
                <text:p>5700000</text:p>
              </table:table-cell>
              <table:table-cell office:value-type="float" office:value="1.82856297492981">
                <text:p>1.82856297492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750000">
                <text:p>5750000</text:p>
              </table:table-cell>
              <table:table-cell office:value-type="float" office:value="1.88485980033875">
                <text:p>1.88485980033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800000">
                <text:p>5800000</text:p>
              </table:table-cell>
              <table:table-cell office:value-type="float" office:value="1.87229156494141">
                <text:p>1.872291564941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850000">
                <text:p>5850000</text:p>
              </table:table-cell>
              <table:table-cell office:value-type="float" office:value="1.90917181968689">
                <text:p>1.9091718196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900000">
                <text:p>5900000</text:p>
              </table:table-cell>
              <table:table-cell office:value-type="float" office:value="1.882075548172">
                <text:p>1.8820755481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0000">
                <text:p>5950000</text:p>
              </table:table-cell>
              <table:table-cell office:value-type="float" office:value="1.91407251358032">
                <text:p>1.91407251358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00000">
                <text:p>6000000</text:p>
              </table:table-cell>
              <table:table-cell office:value-type="float" office:value="1.98618865013123">
                <text:p>1.986188650131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050000">
                <text:p>6050000</text:p>
              </table:table-cell>
              <table:table-cell office:value-type="float" office:value="1.96937704086304">
                <text:p>1.969377040863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00000">
                <text:p>6100000</text:p>
              </table:table-cell>
              <table:table-cell office:value-type="float" office:value="2.00686049461365">
                <text:p>2.00686049461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50000">
                <text:p>6150000</text:p>
              </table:table-cell>
              <table:table-cell office:value-type="float" office:value="1.99818897247314">
                <text:p>1.998188972473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200000">
                <text:p>6200000</text:p>
              </table:table-cell>
              <table:table-cell office:value-type="float" office:value="1.9996657371521">
                <text:p>1.999665737152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250000">
                <text:p>6250000</text:p>
              </table:table-cell>
              <table:table-cell office:value-type="float" office:value="2.03011918067932">
                <text:p>2.030119180679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300000">
                <text:p>6300000</text:p>
              </table:table-cell>
              <table:table-cell office:value-type="float" office:value="2.04066443443298">
                <text:p>2.040664434432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350000">
                <text:p>6350000</text:p>
              </table:table-cell>
              <table:table-cell office:value-type="float" office:value="2.10071420669556">
                <text:p>2.100714206695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400000">
                <text:p>6400000</text:p>
              </table:table-cell>
              <table:table-cell office:value-type="float" office:value="2.0864109992981">
                <text:p>2.086410999298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50000">
                <text:p>6450000</text:p>
              </table:table-cell>
              <table:table-cell office:value-type="float" office:value="2.11787748336792">
                <text:p>2.117877483367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500000">
                <text:p>6500000</text:p>
              </table:table-cell>
              <table:table-cell office:value-type="float" office:value="2.13456201553345">
                <text:p>2.13456201553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550000">
                <text:p>6550000</text:p>
              </table:table-cell>
              <table:table-cell office:value-type="float" office:value="2.11779260635376">
                <text:p>2.117792606353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00000">
                <text:p>6600000</text:p>
              </table:table-cell>
              <table:table-cell office:value-type="float" office:value="2.14903378486633">
                <text:p>2.149033784866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650000">
                <text:p>6650000</text:p>
              </table:table-cell>
              <table:table-cell office:value-type="float" office:value="2.18920183181763">
                <text:p>2.189201831817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700000">
                <text:p>6700000</text:p>
              </table:table-cell>
              <table:table-cell office:value-type="float" office:value="2.17664098739624">
                <text:p>2.17664098739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750000">
                <text:p>6750000</text:p>
              </table:table-cell>
              <table:table-cell office:value-type="float" office:value="2.30350303649902">
                <text:p>2.303503036499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800000">
                <text:p>6800000</text:p>
              </table:table-cell>
              <table:table-cell office:value-type="float" office:value="2.22108316421509">
                <text:p>2.22108316421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50000">
                <text:p>6850000</text:p>
              </table:table-cell>
              <table:table-cell office:value-type="float" office:value="2.27316117286682">
                <text:p>2.273161172866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00000">
                <text:p>6900000</text:p>
              </table:table-cell>
              <table:table-cell office:value-type="float" office:value="2.24050998687744">
                <text:p>2.240509986877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50000">
                <text:p>6950000</text:p>
              </table:table-cell>
              <table:table-cell office:value-type="float" office:value="2.28593039512634">
                <text:p>2.285930395126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00000">
                <text:p>7000000</text:p>
              </table:table-cell>
              <table:table-cell office:value-type="float" office:value="2.28547406196594">
                <text:p>2.28547406196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50000">
                <text:p>7050000</text:p>
              </table:table-cell>
              <table:table-cell office:value-type="float" office:value="2.39133477210999">
                <text:p>2.391334772109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100000">
                <text:p>7100000</text:p>
              </table:table-cell>
              <table:table-cell office:value-type="float" office:value="2.31135940551758">
                <text:p>2.311359405517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150000">
                <text:p>7150000</text:p>
              </table:table-cell>
              <table:table-cell office:value-type="float" office:value="2.35603070259094">
                <text:p>2.356030702590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200000">
                <text:p>7200000</text:p>
              </table:table-cell>
              <table:table-cell office:value-type="float" office:value="2.33634328842163">
                <text:p>2.336343288421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250000">
                <text:p>7250000</text:p>
              </table:table-cell>
              <table:table-cell office:value-type="float" office:value="2.38808035850525">
                <text:p>2.388080358505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300000">
                <text:p>7300000</text:p>
              </table:table-cell>
              <table:table-cell office:value-type="float" office:value="2.35627961158752">
                <text:p>2.35627961158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50000">
                <text:p>7350000</text:p>
              </table:table-cell>
              <table:table-cell office:value-type="float" office:value="2.42786431312561">
                <text:p>2.427864313125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400000">
                <text:p>7400000</text:p>
              </table:table-cell>
              <table:table-cell office:value-type="float" office:value="2.45239758491516">
                <text:p>2.452397584915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450000">
                <text:p>7450000</text:p>
              </table:table-cell>
              <table:table-cell office:value-type="float" office:value="2.45932292938232">
                <text:p>2.459322929382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00000">
                <text:p>7500000</text:p>
              </table:table-cell>
              <table:table-cell office:value-type="float" office:value="2.46483087539673">
                <text:p>2.464830875396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550000">
                <text:p>7550000</text:p>
              </table:table-cell>
              <table:table-cell office:value-type="float" office:value="2.48610329627991">
                <text:p>2.4861032962799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600000">
                <text:p>7600000</text:p>
              </table:table-cell>
              <table:table-cell office:value-type="float" office:value="2.47970533370972">
                <text:p>2.479705333709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650000">
                <text:p>7650000</text:p>
              </table:table-cell>
              <table:table-cell office:value-type="float" office:value="2.55281734466553">
                <text:p>2.552817344665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700000">
                <text:p>7700000</text:p>
              </table:table-cell>
              <table:table-cell office:value-type="float" office:value="2.5737419128418">
                <text:p>2.57374191284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750000">
                <text:p>7750000</text:p>
              </table:table-cell>
              <table:table-cell office:value-type="float" office:value="2.56865310668945">
                <text:p>2.568653106689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800000">
                <text:p>7800000</text:p>
              </table:table-cell>
              <table:table-cell office:value-type="float" office:value="2.60721468925476">
                <text:p>2.607214689254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850000">
                <text:p>7850000</text:p>
              </table:table-cell>
              <table:table-cell office:value-type="float" office:value="2.61565780639648">
                <text:p>2.615657806396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00000">
                <text:p>7900000</text:p>
              </table:table-cell>
              <table:table-cell office:value-type="float" office:value="2.57527422904968">
                <text:p>2.575274229049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950000">
                <text:p>7950000</text:p>
              </table:table-cell>
              <table:table-cell office:value-type="float" office:value="2.62926340103149">
                <text:p>2.62926340103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000000">
                <text:p>8000000</text:p>
              </table:table-cell>
              <table:table-cell office:value-type="float" office:value="2.64126634597778">
                <text:p>2.641266345977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050000">
                <text:p>8050000</text:p>
              </table:table-cell>
              <table:table-cell office:value-type="float" office:value="2.66788125038147">
                <text:p>2.6678812503814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00000">
                <text:p>8100000</text:p>
              </table:table-cell>
              <table:table-cell office:value-type="float" office:value="2.67463421821594">
                <text:p>2.674634218215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50000">
                <text:p>8150000</text:p>
              </table:table-cell>
              <table:table-cell office:value-type="float" office:value="2.70362043380737">
                <text:p>2.703620433807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00000">
                <text:p>8200000</text:p>
              </table:table-cell>
              <table:table-cell office:value-type="float" office:value="2.69867444038391">
                <text:p>2.698674440383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50000">
                <text:p>8250000</text:p>
              </table:table-cell>
              <table:table-cell office:value-type="float" office:value="2.76085495948792">
                <text:p>2.760854959487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300000">
                <text:p>8300000</text:p>
              </table:table-cell>
              <table:table-cell office:value-type="float" office:value="2.72329783439636">
                <text:p>2.72329783439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50000">
                <text:p>8350000</text:p>
              </table:table-cell>
              <table:table-cell office:value-type="float" office:value="2.80196142196655">
                <text:p>2.801961421966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400000">
                <text:p>8400000</text:p>
              </table:table-cell>
              <table:table-cell office:value-type="float" office:value="2.7922694683075">
                <text:p>2.79226946830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450000">
                <text:p>8450000</text:p>
              </table:table-cell>
              <table:table-cell office:value-type="float" office:value="2.79202461242676">
                <text:p>2.792024612426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500000">
                <text:p>8500000</text:p>
              </table:table-cell>
              <table:table-cell office:value-type="float" office:value="2.81170415878296">
                <text:p>2.811704158782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50000">
                <text:p>8550000</text:p>
              </table:table-cell>
              <table:table-cell office:value-type="float" office:value="2.91241455078125">
                <text:p>2.91241455078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600000">
                <text:p>8600000</text:p>
              </table:table-cell>
              <table:table-cell office:value-type="float" office:value="2.88933444023132">
                <text:p>2.889334440231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650000">
                <text:p>8650000</text:p>
              </table:table-cell>
              <table:table-cell office:value-type="float" office:value="2.91891050338745">
                <text:p>2.918910503387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700000">
                <text:p>8700000</text:p>
              </table:table-cell>
              <table:table-cell office:value-type="float" office:value="2.8795964717865">
                <text:p>2.87959647178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750000">
                <text:p>8750000</text:p>
              </table:table-cell>
              <table:table-cell office:value-type="float" office:value="2.93354415893555">
                <text:p>2.933544158935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800000">
                <text:p>8800000</text:p>
              </table:table-cell>
              <table:table-cell office:value-type="float" office:value="2.89296436309814">
                <text:p>2.892964363098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850000">
                <text:p>8850000</text:p>
              </table:table-cell>
              <table:table-cell office:value-type="float" office:value="2.98519062995911">
                <text:p>2.985190629959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900000">
                <text:p>8900000</text:p>
              </table:table-cell>
              <table:table-cell office:value-type="float" office:value="2.93206787109375">
                <text:p>2.932067871093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50000">
                <text:p>8950000</text:p>
              </table:table-cell>
              <table:table-cell office:value-type="float" office:value="3.01374959945679">
                <text:p>3.01374959945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00000">
                <text:p>9000000</text:p>
              </table:table-cell>
              <table:table-cell office:value-type="float" office:value="3.04836463928223">
                <text:p>3.0483646392822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050000">
                <text:p>9050000</text:p>
              </table:table-cell>
              <table:table-cell office:value-type="float" office:value="3.03272747993469">
                <text:p>3.032727479934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100000">
                <text:p>9100000</text:p>
              </table:table-cell>
              <table:table-cell office:value-type="float" office:value="3.06643295288086">
                <text:p>3.06643295288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150000">
                <text:p>9150000</text:p>
              </table:table-cell>
              <table:table-cell office:value-type="float" office:value="3.11312937736511">
                <text:p>3.1131293773651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200000">
                <text:p>9200000</text:p>
              </table:table-cell>
              <table:table-cell office:value-type="float" office:value="3.05384635925293">
                <text:p>3.053846359252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250000">
                <text:p>9250000</text:p>
              </table:table-cell>
              <table:table-cell office:value-type="float" office:value="3.10998392105103">
                <text:p>3.109983921051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00000">
                <text:p>9300000</text:p>
              </table:table-cell>
              <table:table-cell office:value-type="float" office:value="3.08122634887695">
                <text:p>3.081226348876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350000">
                <text:p>9350000</text:p>
              </table:table-cell>
              <table:table-cell office:value-type="float" office:value="3.12424087524414">
                <text:p>3.124240875244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400000">
                <text:p>9400000</text:p>
              </table:table-cell>
              <table:table-cell office:value-type="float" office:value="3.12954092025757">
                <text:p>3.12954092025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50000">
                <text:p>9450000</text:p>
              </table:table-cell>
              <table:table-cell office:value-type="float" office:value="3.15626335144043">
                <text:p>3.156263351440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00000">
                <text:p>9500000</text:p>
              </table:table-cell>
              <table:table-cell office:value-type="float" office:value="3.20186972618103">
                <text:p>3.201869726181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50000">
                <text:p>9550000</text:p>
              </table:table-cell>
              <table:table-cell office:value-type="float" office:value="3.22757172584534">
                <text:p>3.227571725845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600000">
                <text:p>9600000</text:p>
              </table:table-cell>
              <table:table-cell office:value-type="float" office:value="3.20204138755798">
                <text:p>3.202041387557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650000">
                <text:p>9650000</text:p>
              </table:table-cell>
              <table:table-cell office:value-type="float" office:value="3.25492811203003">
                <text:p>3.254928112030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700000">
                <text:p>9700000</text:p>
              </table:table-cell>
              <table:table-cell office:value-type="float" office:value="3.20014643669128">
                <text:p>3.200146436691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750000">
                <text:p>9750000</text:p>
              </table:table-cell>
              <table:table-cell office:value-type="float" office:value="3.25446009635925">
                <text:p>3.254460096359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800000">
                <text:p>9800000</text:p>
              </table:table-cell>
              <table:table-cell office:value-type="float" office:value="3.25894093513489">
                <text:p>3.258940935134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850000">
                <text:p>9850000</text:p>
              </table:table-cell>
              <table:table-cell office:value-type="float" office:value="3.2931272983551">
                <text:p>3.29312729835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00000">
                <text:p>9900000</text:p>
              </table:table-cell>
              <table:table-cell office:value-type="float" office:value="3.24700403213501">
                <text:p>3.24700403213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50000">
                <text:p>9950000</text:p>
              </table:table-cell>
              <table:table-cell office:value-type="float" office:value="3.25560617446899">
                <text:p>3.255606174468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